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style:text-underline-style="solid" style:text-underline-width="auto" style:text-underline-color="font-color"/>
    </style:style>
    <style:style style:name="ce6" style:family="table-cell" style:parent-style-name="Default" style:data-style-name="N187">
      <style:table-cell-properties fo:background-color="#e6e6ff" fo:wrap-option="wrap" fo:border="0.06pt solid #000000" style:vertical-align="middle"/>
      <style:text-properties fo:font-weight="bold" style:font-weight-asian="bold" style:font-weight-complex="bold"/>
    </style:style>
    <style:style style:name="ce7" style:family="table-cell" style:parent-style-name="Default" style:data-style-name="N1">
      <style:text-properties fo:color="#0000ff"/>
    </style:style>
    <style:style style:name="ce8" style:family="table-cell" style:parent-style-name="Default" style:data-style-name="N187">
      <style:table-cell-properties fo:wrap-option="wrap"/>
      <style:text-properties fo:color="#7e0021"/>
    </style:style>
    <style:style style:name="ce9" style:family="table-cell" style:parent-style-name="Default" style:data-style-name="N1">
      <style:table-cell-properties fo:wrap-option="wrap"/>
    </style:style>
    <style:style style:name="ce10" style:family="table-cell" style:parent-style-name="Default" style:data-style-name="N186">
      <style:table-cell-properties fo:wrap-option="wrap"/>
      <style:text-properties fo:font-style="italic" style:font-style-asian="italic" style:font-style-complex="italic"/>
    </style:style>
    <style:style style:name="ce11" style:family="table-cell" style:parent-style-name="Default" style:data-style-name="N1"/>
    <style:style style:name="ce12" style:family="table-cell" style:parent-style-name="Default" style:data-style-name="N1">
      <style:table-cell-properties fo:wrap-option="wrap"/>
      <style:text-properties fo:color="#0000ff" fo:font-weight="normal" style:font-weight-asian="normal" style:font-weight-complex="normal"/>
    </style:style>
    <style:style style:name="ce13" style:family="table-cell" style:parent-style-name="Default">
      <style:table-cell-properties fo:background-color="transparent" fo:wrap-option="wrap"/>
    </style:style>
    <style:style style:name="ce14" style:family="table-cell" style:parent-style-name="Default">
      <style:table-cell-properties fo:wrap-option="wrap" style:vertical-align="top"/>
    </style:style>
    <style:style style:name="ce15" style:family="table-cell" style:parent-style-name="Default" style:data-style-name="N10">
      <style:table-cell-properties fo:background-color="#e6e6ff" fo:wrap-option="wrap" fo:border="0.06pt solid #000000" style:vertical-align="middle"/>
      <style:text-properties fo:font-weight="bold" style:font-weight-asian="bold" style:font-weight-complex="bold"/>
    </style:style>
    <style:style style:name="ce16" style:family="table-cell" style:parent-style-name="Default" style:data-style-name="N186">
      <style:table-cell-properties fo:wrap-option="wrap"/>
      <style:text-properties fo:color="#0000ff" fo:font-weight="normal" style:font-weight-asian="normal" style:font-weight-complex="normal"/>
    </style:style>
    <style:style style:name="ce17" style:family="table-cell" style:parent-style-name="Default" style:data-style-name="N186">
      <style:table-cell-properties fo:wrap-option="wrap"/>
      <style:text-properties fo:color="#7e0021"/>
    </style:style>
    <style:style style:name="ce18" style:family="table-cell" style:parent-style-name="Default">
      <style:text-properties style:text-underline-style="solid" style:text-underline-width="auto" style:text-underline-color="font-color"/>
    </style:style>
    <style:style style:name="ce19" style:family="table-cell" style:parent-style-name="Default">
      <style:table-cell-properties fo:wrap-option="wrap"/>
      <style:text-properties fo:color="#7e0021"/>
    </style:style>
    <style:style style:name="ce20" style:family="table-cell" style:parent-style-name="Default" style:data-style-name="N187">
      <style:table-cell-properties fo:wrap-option="wrap"/>
      <style:text-properties style:text-underline-style="solid" style:text-underline-width="auto" style:text-underline-color="font-color"/>
    </style:style>
    <style:style style:name="ce21" style:family="table-cell" style:parent-style-name="Default" style:data-style-name="N187">
      <style:table-cell-properties fo:wrap-option="wrap"/>
      <style:text-properties fo:color="#0000ff" fo:font-weight="normal" style:font-weight-asian="normal" style:font-weight-complex="normal"/>
    </style:style>
    <style:style style:name="ce22" style:family="table-cell" style:parent-style-name="Default" style:data-style-name="N187">
      <style:table-cell-properties fo:wrap-option="wrap"/>
    </style:style>
    <style:style style:name="ce23" style:family="table-cell" style:parent-style-name="Default">
      <style:text-properties fo:color="#0000ff" fo:font-weight="normal" style:font-weight-asian="normal" style:font-weight-complex="normal"/>
    </style:style>
    <style:style style:name="gr1" style:family="graphic">
      <style:graphic-properties draw:ole-draw-aspect="1"/>
    </style:style>
  </office:automatic-styles>
  <office:body>
    <office:spreadsheet>
      <table:table table:name="Powermap_80" table:style-name="ta1">
        <table:shapes>
          <draw:frame draw:z-index="0" draw:style-name="gr1" svg:width="19.288cm" svg:height="12.37cm" svg:x="14.328cm" svg:y="0.333cm">
            <draw:object draw:notify-on-update-of-ranges="Powermap_80.B23:Powermap_80.B31 Powermap_80.A21:Powermap_80.A21 Powermap_80.D23:Powermap_80.D31 Powermap_80.B11:Powermap_80.B19 Powermap_80.A9:Powermap_80.A9 Powermap_80.D11:Powermap_80.D1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9"/>
        <table:table-column table:style-name="co1" table:default-cell-style-name="ce11"/>
        <table:table-column table:style-name="co1" table:default-cell-style-name="ce22"/>
        <table:table-column table:style-name="co1" table:default-cell-style-name="ce9"/>
        <table:table-column table:style-name="co1" table:default-cell-style-name="Default"/>
        <table:table-column table:style-name="co1" table:number-columns-repeated="9" table:default-cell-style-name="ce1"/>
        <table:table-row table:style-name="ro1">
          <table:table-cell table:style-name="ce1"/>
          <table:table-cell table:style-name="ce5" office:value-type="string">
            <text:p>Speed max</text:p>
          </table:table-cell>
          <table:table-cell table:style-name="ce5" office:value-type="string">
            <text:p>Torque max</text:p>
          </table:table-cell>
          <table:table-cell table:style-name="ce5" office:value-type="string">
            <text:p>Power max1</text:p>
          </table:table-cell>
          <table:table-cell table:style-name="ce5" office:value-type="string">
            <text:p>Power max2</text:p>
          </table:table-cell>
          <table:table-cell table:number-columns-repeated="10"/>
        </table:table-row>
        <table:table-row table:style-name="ro1">
          <table:table-cell table:style-name="ce2" office:value-type="string">
            <text:p>Params</text:p>
          </table:table-cell>
          <table:table-cell table:style-name="ce6" office:value-type="float" office:value="80">
            <text:p>80,0</text:p>
          </table:table-cell>
          <table:table-cell table:number-columns-repeated="3" table:style-name="ce15" office:value-type="percentage" office:value="1">
            <text:p>100%</text:p>
          </table:table-cell>
          <table:table-cell table:number-columns-repeated="10"/>
        </table:table-row>
        <table:table-row table:style-name="ro1">
          <table:table-cell/>
          <table:table-cell table:style-name="Default" table:number-columns-repeated="4"/>
          <table:table-cell table:number-columns-repeated="10"/>
        </table:table-row>
        <table:table-row table:style-name="ro1">
          <table:table-cell office:value-type="string">
            <text:p>value</text:p>
          </table:table-cell>
          <table:table-cell table:style-name="ce7" table:formula="of:=MIN(10000;[.B2]/[.B5]*7250)" office:value-type="float" office:value="7250">
            <text:p>7250</text:p>
          </table:table-cell>
          <table:table-cell table:style-name="ce16" table:formula="of:=MIN(70.125;[.C5]*[.C2])" office:value-type="float" office:value="55">
            <text:p>55,000</text:p>
          </table:table-cell>
          <table:table-cell table:style-name="ce12" table:formula="of:=[.D5]*[.D2]" office:value-type="float" office:value="12182">
            <text:p>12182</text:p>
          </table:table-cell>
          <table:table-cell table:style-name="ce12" table:formula="of:=[.E5]*[.E2]" office:value-type="float" office:value="13000">
            <text:p>13000</text:p>
          </table:table-cell>
          <table:table-cell table:number-columns-repeated="10"/>
        </table:table-row>
        <table:table-row table:style-name="ro1">
          <table:table-cell office:value-type="string">
            <text:p>base</text:p>
          </table:table-cell>
          <table:table-cell table:style-name="ce8" office:value-type="float" office:value="80">
            <text:p>80,0</text:p>
          </table:table-cell>
          <table:table-cell table:style-name="ce17" office:value-type="float" office:value="55">
            <text:p>55,000</text:p>
          </table:table-cell>
          <table:table-cell table:style-name="ce19" office:value-type="float" office:value="12182">
            <text:p>12182</text:p>
          </table:table-cell>
          <table:table-cell table:style-name="ce19" office:value-type="float" office:value="13000">
            <text:p>13000</text:p>
          </table:table-cell>
          <table:table-cell/>
          <table:table-cell table:style-name="ce9"/>
          <table:table-cell table:number-columns-repeated="8"/>
        </table:table-row>
        <table:table-row table:style-name="ro1">
          <table:table-cell office:value-type="string">
            <text:p>delta</text:p>
          </table:table-cell>
          <table:table-cell table:formula="of:=ROUND(([.B19]-[.B12])/[.A19])" office:value-type="float" office:value="245">
            <text:p>245</text:p>
          </table:table-cell>
          <table:table-cell table:style-name="Default" table:number-columns-repeated="2"/>
          <table:table-cell table:style-name="ce11" table:formula="of:=ROUND(([.E4]-[.D4])/[.A18];0)" office:value-type="float" office:value="63">
            <text:p>63</text:p>
          </table:table-cell>
          <table:table-cell table:number-columns-repeated="10"/>
        </table:table-row>
        <table:table-row table:style-name="ro1">
          <table:table-cell table:style-name="ce3" office:value-type="string">
            <text:p>helper</text:p>
          </table:table-cell>
          <table:table-cell table:style-name="ce10" table:formula="of:=30/PI()" office:value-type="float" office:value="9.54929658551372">
            <text:p>9,549</text:p>
          </table:table-cell>
          <table:table-cell table:style-name="Default" table:number-columns-repeated="3"/>
          <table:table-cell table:number-columns-repeated="10"/>
        </table:table-row>
        <table:table-row table:style-name="ro1">
          <table:table-cell/>
          <table:table-cell table:style-name="Default" table:number-columns-repeated="4"/>
          <table:table-cell table:style-name="ce1"/>
          <table:table-cell table:number-columns-repeated="9"/>
        </table:table-row>
        <table:table-row table:style-name="ro1">
          <table:table-cell table:style-name="ce4" table:formula="of:=&quot;SPEED &quot;&amp;INT([.B2])&amp;&quot; POWER &quot;&amp;INT([.C2]*100)&amp;IF(OR([.D2]&lt;&gt;[.C2];[.E2]&lt;&gt;[.D2]);&quot; &quot;&amp;INT([.D2]*100)&amp;IF([.E2]&lt;&gt;[.D2];&quot; &quot;&amp;INT([.E2]*100);&quot;&quot;);&quot;&quot;)" office:value-type="string" office:string-value="SPEED 80 POWER 100">
            <text:p>SPEED 80 POWER 100</text:p>
          </table:table-cell>
          <table:table-cell table:style-name="Default" table:number-columns-repeated="4"/>
          <table:table-cell table:number-columns-repeated="10"/>
        </table:table-row>
        <table:table-row table:style-name="ro2">
          <table:table-cell/>
          <table:table-cell table:style-name="ce5" office:value-type="string">
            <text:p>RPM</text:p>
          </table:table-cell>
          <table:table-cell table:style-name="ce18" office:value-type="string">
            <text:p>kph</text:p>
          </table:table-cell>
          <table:table-cell table:style-name="ce20" office:value-type="string">
            <text:p>Torque</text:p>
          </table:table-cell>
          <table:table-cell table:style-name="ce5" office:value-type="string">
            <text:p>Power</text:p>
          </table:table-cell>
          <table:table-cell table:style-name="ce5" office:value-type="string">
            <text:p>Trq_int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[.B11]/7250*80" office:value-type="float" office:value="0">
            <text:p>0</text:p>
          </table:table-cell>
          <table:table-cell table:style-name="ce21" table:formula="of:=[.C4]" office:value-type="float" office:value="55">
            <text:p>55,0</text:p>
          </table:table-cell>
          <table:table-cell table:style-name="ce1" office:value-type="float" office:value="0">
            <text:p>0</text:p>
          </table:table-cell>
          <table:table-cell table:style-name="ce9" table:formula="of:=ROUND([.D11]*16)" office:value-type="float" office:value="880">
            <text:p>880</text:p>
          </table:table-cell>
          <table:table-cell table:number-columns-repeated="9"/>
        </table:table-row>
        <table:table-row table:style-name="ro1">
          <table:table-cell office:value-type="float" office:value="0">
            <text:p>0</text:p>
          </table:table-cell>
          <table:table-cell table:style-name="ce11" table:formula="of:=INT([.E12]/[.D12]*[.$B$7])" office:value-type="float" office:value="2115">
            <text:p>2115</text:p>
          </table:table-cell>
          <table:table-cell table:formula="of:=[.B12]/7250*80" office:value-type="float" office:value="23.3379310344828">
            <text:p>23</text:p>
          </table:table-cell>
          <table:table-cell table:style-name="ce21" table:formula="of:=[.C4]" office:value-type="float" office:value="55">
            <text:p>55,0</text:p>
          </table:table-cell>
          <table:table-cell table:style-name="ce12" table:formula="of:=[.D4]" office:value-type="float" office:value="12182">
            <text:p>12182</text:p>
          </table:table-cell>
          <table:table-cell table:style-name="ce9" table:formula="of:=ROUND([.D12]*16)" office:value-type="float" office:value="880">
            <text:p>880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formula="of:=[.$B$12]+[.$B$6]*[.A13]" office:value-type="float" office:value="2360">
            <text:p>2360</text:p>
          </table:table-cell>
          <table:table-cell table:formula="of:=[.B13]/7250*80" office:value-type="float" office:value="26.0413793103448">
            <text:p>26</text:p>
          </table:table-cell>
          <table:table-cell table:formula="of:=[.E13]/[.B13]*[.$B$7]" office:value-type="float" office:value="49.5470918176337">
            <text:p>49,5</text:p>
          </table:table-cell>
          <table:table-cell table:formula="of:=[.E$12]+[.E$6]*[.A13]" office:value-type="float" office:value="12245">
            <text:p>12245</text:p>
          </table:table-cell>
          <table:table-cell table:style-name="ce9" table:formula="of:=ROUND([.D13]*16)" office:value-type="float" office:value="793">
            <text:p>793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table:formula="of:=[.$B$12]+[.$B$6]*[.A14]" office:value-type="float" office:value="2605">
            <text:p>2605</text:p>
          </table:table-cell>
          <table:table-cell table:formula="of:=[.B14]/7250*80" office:value-type="float" office:value="28.7448275862069">
            <text:p>29</text:p>
          </table:table-cell>
          <table:table-cell table:formula="of:=[.E14]/[.B14]*[.$B$7]" office:value-type="float" office:value="45.1181352685232">
            <text:p>45,1</text:p>
          </table:table-cell>
          <table:table-cell table:formula="of:=[.E$12]+[.E$6]*[.A14]" office:value-type="float" office:value="12308">
            <text:p>12308</text:p>
          </table:table-cell>
          <table:table-cell table:style-name="ce9" table:formula="of:=ROUND([.D14]*16)" office:value-type="float" office:value="722">
            <text:p>722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formula="of:=[.$B$12]+[.$B$6]*[.A15]" office:value-type="float" office:value="2850">
            <text:p>2850</text:p>
          </table:table-cell>
          <table:table-cell table:formula="of:=[.B15]/7250*80" office:value-type="float" office:value="31.448275862069">
            <text:p>31</text:p>
          </table:table-cell>
          <table:table-cell table:formula="of:=[.E15]/[.B15]*[.$B$7]" office:value-type="float" office:value="41.4506484418913">
            <text:p>41,5</text:p>
          </table:table-cell>
          <table:table-cell table:formula="of:=[.E$12]+[.E$6]*[.A15]" office:value-type="float" office:value="12371">
            <text:p>12371</text:p>
          </table:table-cell>
          <table:table-cell table:style-name="ce9" table:formula="of:=ROUND([.D15]*16)" office:value-type="float" office:value="663">
            <text:p>663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table:formula="of:=[.$B$12]+[.$B$6]*[.A16]" office:value-type="float" office:value="3340">
            <text:p>3340</text:p>
          </table:table-cell>
          <table:table-cell table:formula="of:=[.B16]/7250*80" office:value-type="float" office:value="36.8551724137931">
            <text:p>37</text:p>
          </table:table-cell>
          <table:table-cell table:formula="of:=[.E16]/[.B16]*[.$B$7]" office:value-type="float" office:value="35.7298082123248">
            <text:p>35,7</text:p>
          </table:table-cell>
          <table:table-cell table:formula="of:=[.E$12]+[.E$6]*[.A16]" office:value-type="float" office:value="12497">
            <text:p>12497</text:p>
          </table:table-cell>
          <table:table-cell table:style-name="ce9" table:formula="of:=ROUND([.D16]*16)" office:value-type="float" office:value="572">
            <text:p>572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table:formula="of:=[.$B$12]+[.$B$6]*[.A17]" office:value-type="float" office:value="4075">
            <text:p>4075</text:p>
          </table:table-cell>
          <table:table-cell table:formula="of:=[.B17]/7250*80" office:value-type="float" office:value="44.9655172413793">
            <text:p>45</text:p>
          </table:table-cell>
          <table:table-cell table:formula="of:=[.E17]/[.B17]*[.$B$7]" office:value-type="float" office:value="29.7281905481784">
            <text:p>29,7</text:p>
          </table:table-cell>
          <table:table-cell table:formula="of:=[.E$12]+[.E$6]*[.A17]" office:value-type="float" office:value="12686">
            <text:p>12686</text:p>
          </table:table-cell>
          <table:table-cell table:style-name="ce9" table:formula="of:=ROUND([.D17]*16)" office:value-type="float" office:value="476">
            <text:p>476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table:formula="of:=[.$B$12]+[.$B$6]*[.A18]" office:value-type="float" office:value="5300">
            <text:p>5300</text:p>
          </table:table-cell>
          <table:table-cell table:formula="of:=[.B18]/7250*80" office:value-type="float" office:value="58.4827586206897">
            <text:p>58</text:p>
          </table:table-cell>
          <table:table-cell table:formula="of:=[.E18]/[.B18]*[.$B$7]" office:value-type="float" office:value="23.4228029455997">
            <text:p>23,4</text:p>
          </table:table-cell>
          <table:table-cell table:style-name="ce23" table:formula="of:=[.E4]" office:value-type="float" office:value="13000">
            <text:p>13000</text:p>
          </table:table-cell>
          <table:table-cell table:style-name="ce9" table:formula="of:=ROUND([.D18]*16)" office:value-type="float" office:value="375">
            <text:p>375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table:style-name="ce12" table:formula="of:=[.B4]" office:value-type="float" office:value="7250">
            <text:p>7250</text:p>
          </table:table-cell>
          <table:table-cell table:formula="of:=[.B19]/7250*80" office:value-type="float" office:value="80">
            <text:p>80</text:p>
          </table:table-cell>
          <table:table-cell table:formula="of:=[.E19]/[.B19]*[.$B$7]" office:value-type="float" office:value="17.1228766360936">
            <text:p>17,1</text:p>
          </table:table-cell>
          <table:table-cell table:style-name="ce23" table:formula="of:=[.E4]" office:value-type="float" office:value="13000">
            <text:p>13000</text:p>
          </table:table-cell>
          <table:table-cell table:style-name="ce9" table:formula="of:=ROUND([.D19]*16)" office:value-type="float" office:value="274">
            <text:p>274</text:p>
          </table:table-cell>
          <table:table-cell table:number-columns-repeated="9"/>
        </table:table-row>
        <table:table-row table:style-name="ro1">
          <table:table-cell/>
          <table:table-cell table:style-name="Default" table:number-columns-repeated="2"/>
          <table:table-cell/>
          <table:table-cell table:style-name="ce1" table:number-columns-repeated="2"/>
          <table:table-cell table:number-columns-repeated="9"/>
        </table:table-row>
        <table:table-row table:style-name="ro1">
          <table:table-cell table:style-name="ce4" office:value-type="string">
            <text:p>Original</text:p>
          </table:table-cell>
          <table:table-cell table:style-name="Default" table:number-columns-repeated="4"/>
          <table:table-cell table:number-columns-repeated="10"/>
        </table:table-row>
        <table:table-row table:style-name="ro2">
          <table:table-cell/>
          <table:table-cell table:style-name="ce5" office:value-type="string">
            <text:p>RPM</text:p>
          </table:table-cell>
          <table:table-cell table:style-name="ce18" office:value-type="string">
            <text:p>kph</text:p>
          </table:table-cell>
          <table:table-cell table:style-name="ce20" office:value-type="string">
            <text:p>Torque</text:p>
          </table:table-cell>
          <table:table-cell table:style-name="ce5" office:value-type="string">
            <text:p>Power</text:p>
          </table:table-cell>
          <table:table-cell table:style-name="ce5" office:value-type="string">
            <text:p>Trq_int</text:p>
          </table:table-cell>
          <table:table-cell table:number-columns-repeated="9"/>
        </table:table-row>
        <table:table-row table:style-name="ro2">
          <table:table-cell/>
          <table:table-cell table:style-name="ce1" office:value-type="float" office:value="0">
            <text:p>0</text:p>
          </table:table-cell>
          <table:table-cell table:formula="of:=[.B23]/7250*80" office:value-type="float" office:value="0">
            <text:p>0</text:p>
          </table:table-cell>
          <table:table-cell table:formula="of:=[.F23]/16" office:value-type="float" office:value="55">
            <text:p>55,0</text:p>
          </table:table-cell>
          <table:table-cell table:formula="of:=[.B23]*[.D23]/[.$B$7]" office:value-type="float" office:value="0">
            <text:p>0</text:p>
          </table:table-cell>
          <table:table-cell table:style-name="ce14" office:value-type="float" office:value="880">
            <text:p>880</text:p>
          </table:table-cell>
          <table:table-cell table:number-columns-repeated="9"/>
        </table:table-row>
        <table:table-row table:style-name="ro2">
          <table:table-cell/>
          <table:table-cell table:style-name="ce13" office:value-type="float" office:value="2115">
            <text:p>2115</text:p>
          </table:table-cell>
          <table:table-cell table:formula="of:=[.B24]/7250*80" office:value-type="float" office:value="23.3379310344828">
            <text:p>23</text:p>
          </table:table-cell>
          <table:table-cell table:formula="of:=[.F24]/16" office:value-type="float" office:value="55">
            <text:p>55,0</text:p>
          </table:table-cell>
          <table:table-cell table:formula="of:=[.B24]*[.D24]/[.$B$7]" office:value-type="float" office:value="12181.5255142944">
            <text:p>12182</text:p>
          </table:table-cell>
          <table:table-cell table:style-name="ce14" office:value-type="float" office:value="880">
            <text:p>880</text:p>
          </table:table-cell>
          <table:table-cell table:number-columns-repeated="9"/>
        </table:table-row>
        <table:table-row table:style-name="ro2">
          <table:table-cell/>
          <table:table-cell table:style-name="ce14" office:value-type="float" office:value="2700">
            <text:p>2700</text:p>
          </table:table-cell>
          <table:table-cell table:formula="of:=[.B25]/7250*80" office:value-type="float" office:value="29.7931034482759">
            <text:p>30</text:p>
          </table:table-cell>
          <table:table-cell table:formula="of:=[.F25]/16" office:value-type="float" office:value="41.1875">
            <text:p>41,2</text:p>
          </table:table-cell>
          <table:table-cell table:formula="of:=[.B25]*[.D25]/[.$B$7]" office:value-type="float" office:value="11645.4912677757">
            <text:p>11645</text:p>
          </table:table-cell>
          <table:table-cell table:style-name="ce14" office:value-type="float" office:value="659">
            <text:p>659</text:p>
          </table:table-cell>
          <table:table-cell table:number-columns-repeated="9"/>
        </table:table-row>
        <table:table-row table:style-name="ro2">
          <table:table-cell/>
          <table:table-cell table:style-name="ce1" office:value-type="float" office:value="3000">
            <text:p>3000</text:p>
          </table:table-cell>
          <table:table-cell table:formula="of:=[.B26]/7250*80" office:value-type="float" office:value="33.1034482758621">
            <text:p>33</text:p>
          </table:table-cell>
          <table:table-cell table:formula="of:=[.F26]/16" office:value-type="float" office:value="38">
            <text:p>38,0</text:p>
          </table:table-cell>
          <table:table-cell table:formula="of:=[.B26]*[.D26]/[.$B$7]" office:value-type="float" office:value="11938.0520836412">
            <text:p>11938</text:p>
          </table:table-cell>
          <table:table-cell table:style-name="ce14" office:value-type="float" office:value="608">
            <text:p>608</text:p>
          </table:table-cell>
          <table:table-cell table:number-columns-repeated="9"/>
        </table:table-row>
        <table:table-row table:style-name="ro2">
          <table:table-cell/>
          <table:table-cell table:style-name="ce1" office:value-type="float" office:value="3500">
            <text:p>3500</text:p>
          </table:table-cell>
          <table:table-cell table:formula="of:=[.B27]/7250*80" office:value-type="float" office:value="38.6206896551724">
            <text:p>39</text:p>
          </table:table-cell>
          <table:table-cell table:formula="of:=[.F27]/16" office:value-type="float" office:value="32.25">
            <text:p>32,3</text:p>
          </table:table-cell>
          <table:table-cell table:formula="of:=[.B27]*[.D27]/[.$B$7]" office:value-type="float" office:value="11820.2423591316">
            <text:p>11820</text:p>
          </table:table-cell>
          <table:table-cell table:style-name="ce14" office:value-type="float" office:value="516">
            <text:p>516</text:p>
          </table:table-cell>
          <table:table-cell table:number-columns-repeated="9"/>
        </table:table-row>
        <table:table-row table:style-name="ro2">
          <table:table-cell/>
          <table:table-cell table:style-name="ce1" office:value-type="float" office:value="4500">
            <text:p>4500</text:p>
          </table:table-cell>
          <table:table-cell table:formula="of:=[.B28]/7250*80" office:value-type="float" office:value="49.6551724137931">
            <text:p>50</text:p>
          </table:table-cell>
          <table:table-cell table:formula="of:=[.F28]/16" office:value-type="float" office:value="26.3125">
            <text:p>26,3</text:p>
          </table:table-cell>
          <table:table-cell table:formula="of:=[.B28]*[.D28]/[.$B$7]" office:value-type="float" office:value="12399.4735046372">
            <text:p>12399</text:p>
          </table:table-cell>
          <table:table-cell table:style-name="ce14" office:value-type="float" office:value="421">
            <text:p>421</text:p>
          </table:table-cell>
          <table:table-cell table:style-name="Default" table:number-columns-repeated="9"/>
        </table:table-row>
        <table:table-row table:style-name="ro2">
          <table:table-cell/>
          <table:table-cell table:style-name="ce1" office:value-type="float" office:value="5500">
            <text:p>5500</text:p>
          </table:table-cell>
          <table:table-cell table:formula="of:=[.B29]/7250*80" office:value-type="float" office:value="60.6896551724138">
            <text:p>61</text:p>
          </table:table-cell>
          <table:table-cell table:formula="of:=[.F29]/16" office:value-type="float" office:value="22.5">
            <text:p>22,5</text:p>
          </table:table-cell>
          <table:table-cell table:formula="of:=[.B29]*[.D29]/[.$B$7]" office:value-type="float" office:value="12959.0696960579">
            <text:p>12959</text:p>
          </table:table-cell>
          <table:table-cell table:style-name="ce14" office:value-type="float" office:value="360">
            <text:p>360</text:p>
          </table:table-cell>
          <table:table-cell table:style-name="Default" table:number-columns-repeated="9"/>
        </table:table-row>
        <table:table-row table:style-name="ro2">
          <table:table-cell/>
          <table:table-cell table:style-name="ce1" office:value-type="float" office:value="6500">
            <text:p>6500</text:p>
          </table:table-cell>
          <table:table-cell table:formula="of:=[.B30]/7250*80" office:value-type="float" office:value="71.7241379310345">
            <text:p>72</text:p>
          </table:table-cell>
          <table:table-cell table:formula="of:=[.F30]/16" office:value-type="float" office:value="19.1875">
            <text:p>19,2</text:p>
          </table:table-cell>
          <table:table-cell table:formula="of:=[.B30]*[.D30]/[.$B$7]" office:value-type="float" office:value="13060.5169588301">
            <text:p>13061</text:p>
          </table:table-cell>
          <table:table-cell table:style-name="ce14" office:value-type="float" office:value="307">
            <text:p>307</text:p>
          </table:table-cell>
          <table:table-cell table:number-columns-repeated="9"/>
        </table:table-row>
        <table:table-row table:style-name="ro2">
          <table:table-cell/>
          <table:table-cell table:style-name="ce1" office:value-type="float" office:value="7250">
            <text:p>7250</text:p>
          </table:table-cell>
          <table:table-cell table:formula="of:=[.B31]/7250*80" office:value-type="float" office:value="80">
            <text:p>80</text:p>
          </table:table-cell>
          <table:table-cell table:formula="of:=[.F31]/16" office:value-type="float" office:value="17.0625">
            <text:p>17,1</text:p>
          </table:table-cell>
          <table:table-cell table:formula="of:=[.B31]*[.D31]/[.$B$7]" office:value-type="float" office:value="12954.1609575367">
            <text:p>12954</text:p>
          </table:table-cell>
          <table:table-cell table:style-name="ce14" office:value-type="float" office:value="273">
            <text:p>273</text:p>
          </table:table-cell>
          <table:table-cell table:style-name="Default" table:number-columns-repeated="9"/>
        </table:table-row>
      </table:table>
      <table:table table:name="Powermap_45" table:style-name="ta1">
        <table:shapes>
          <draw:frame draw:z-index="0" draw:style-name="gr1" svg:width="19.288cm" svg:height="12.37cm" svg:x="14.328cm" svg:y="0.333cm">
            <draw:object draw:notify-on-update-of-ranges="Powermap_45.B23:Powermap_45.B31 Powermap_45.A21:Powermap_45.A21 Powermap_45.D23:Powermap_45.D31 Powermap_45.B11:Powermap_45.B19 Powermap_45.A9:Powermap_45.A9 Powermap_45.D11:Powermap_45.D19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9"/>
        <table:table-column table:style-name="co1" table:default-cell-style-name="ce11"/>
        <table:table-column table:style-name="co1" table:default-cell-style-name="ce22"/>
        <table:table-column table:style-name="co1" table:default-cell-style-name="ce9"/>
        <table:table-column table:style-name="co1" table:default-cell-style-name="Default"/>
        <table:table-column table:style-name="co1" table:number-columns-repeated="9" table:default-cell-style-name="ce1"/>
        <table:table-row table:style-name="ro1">
          <table:table-cell table:style-name="ce1"/>
          <table:table-cell table:style-name="ce5" office:value-type="string">
            <text:p>Speed max</text:p>
          </table:table-cell>
          <table:table-cell table:style-name="ce5" office:value-type="string">
            <text:p>Torque max</text:p>
          </table:table-cell>
          <table:table-cell table:style-name="ce5" office:value-type="string">
            <text:p>Power max1</text:p>
          </table:table-cell>
          <table:table-cell table:style-name="ce5" office:value-type="string">
            <text:p>Power max2</text:p>
          </table:table-cell>
          <table:table-cell table:number-columns-repeated="10"/>
        </table:table-row>
        <table:table-row table:style-name="ro1">
          <table:table-cell table:style-name="ce2" office:value-type="string">
            <text:p>Params</text:p>
          </table:table-cell>
          <table:table-cell table:style-name="ce6" office:value-type="float" office:value="45">
            <text:p>45,0</text:p>
          </table:table-cell>
          <table:table-cell table:number-columns-repeated="3" table:style-name="ce15" office:value-type="percentage" office:value="1">
            <text:p>100%</text:p>
          </table:table-cell>
          <table:table-cell table:number-columns-repeated="10"/>
        </table:table-row>
        <table:table-row table:style-name="ro1">
          <table:table-cell/>
          <table:table-cell table:style-name="Default" table:number-columns-repeated="4"/>
          <table:table-cell table:number-columns-repeated="10"/>
        </table:table-row>
        <table:table-row table:style-name="ro2">
          <table:table-cell office:value-type="string">
            <text:p>value</text:p>
          </table:table-cell>
          <table:table-cell table:style-name="ce7" table:formula="of:=MIN(10000;[.B2]/[.B5]*5814)" office:value-type="float" office:value="5814">
            <text:p>5814</text:p>
          </table:table-cell>
          <table:table-cell table:style-name="ce16" table:formula="of:=MIN(36;[.C5]*[.C2])" office:value-type="float" office:value="32.5">
            <text:p>32,500</text:p>
          </table:table-cell>
          <table:table-cell table:style-name="ce12" table:formula="of:=[.D5]*[.D2]" office:value-type="float" office:value="7050">
            <text:p>7050</text:p>
          </table:table-cell>
          <table:table-cell table:style-name="ce12" table:formula="of:=[.E5]*[.E2]" office:value-type="float" office:value="7650">
            <text:p>7650</text:p>
          </table:table-cell>
          <table:table-cell table:number-columns-repeated="10"/>
        </table:table-row>
        <table:table-row table:style-name="ro4">
          <table:table-cell office:value-type="string">
            <text:p>base</text:p>
          </table:table-cell>
          <table:table-cell table:style-name="ce8" office:value-type="float" office:value="45">
            <text:p>45,0</text:p>
          </table:table-cell>
          <table:table-cell table:style-name="ce17" office:value-type="float" office:value="32.5">
            <text:p>32,500</text:p>
          </table:table-cell>
          <table:table-cell table:style-name="ce19" office:value-type="float" office:value="7050">
            <text:p>7050</text:p>
          </table:table-cell>
          <table:table-cell table:style-name="ce19" office:value-type="float" office:value="7650">
            <text:p>7650</text:p>
          </table:table-cell>
          <table:table-cell/>
          <table:table-cell table:style-name="ce9"/>
          <table:table-cell table:number-columns-repeated="8"/>
        </table:table-row>
        <table:table-row table:style-name="ro1">
          <table:table-cell office:value-type="string">
            <text:p>delta</text:p>
          </table:table-cell>
          <table:table-cell table:formula="of:=ROUND(([.B19]-[.B12])/[.A19])" office:value-type="float" office:value="178">
            <text:p>178</text:p>
          </table:table-cell>
          <table:table-cell table:style-name="Default" table:number-columns-repeated="2"/>
          <table:table-cell table:style-name="ce11" table:formula="of:=ROUND(([.E4]-[.D4])/[.A18];0)" office:value-type="float" office:value="46">
            <text:p>46</text:p>
          </table:table-cell>
          <table:table-cell table:number-columns-repeated="10"/>
        </table:table-row>
        <table:table-row table:style-name="ro1">
          <table:table-cell table:style-name="ce3" office:value-type="string">
            <text:p>helper</text:p>
          </table:table-cell>
          <table:table-cell table:style-name="ce10" table:formula="of:=30/PI()" office:value-type="float" office:value="9.54929658551372">
            <text:p>9,549</text:p>
          </table:table-cell>
          <table:table-cell table:style-name="Default" table:number-columns-repeated="3"/>
          <table:table-cell table:number-columns-repeated="10"/>
        </table:table-row>
        <table:table-row table:style-name="ro1">
          <table:table-cell/>
          <table:table-cell table:style-name="Default" table:number-columns-repeated="4"/>
          <table:table-cell table:style-name="ce1"/>
          <table:table-cell table:number-columns-repeated="9"/>
        </table:table-row>
        <table:table-row table:style-name="ro1">
          <table:table-cell table:style-name="ce4" table:formula="of:=&quot;SPEED &quot;&amp;INT([.B2])&amp;&quot; POWER &quot;&amp;INT([.C2]*100)&amp;IF(OR([.D2]&lt;&gt;[.C2];[.E2]&lt;&gt;[.D2]);&quot; &quot;&amp;INT([.D2]*100)&amp;IF([.E2]&lt;&gt;[.D2];&quot; &quot;&amp;INT([.E2]*100);&quot;&quot;);&quot;&quot;)" office:value-type="string" office:string-value="SPEED 45 POWER 100">
            <text:p>SPEED 45 POWER 100</text:p>
          </table:table-cell>
          <table:table-cell table:style-name="Default" table:number-columns-repeated="4"/>
          <table:table-cell table:number-columns-repeated="10"/>
        </table:table-row>
        <table:table-row table:style-name="ro2">
          <table:table-cell/>
          <table:table-cell table:style-name="ce5" office:value-type="string">
            <text:p>RPM</text:p>
          </table:table-cell>
          <table:table-cell table:style-name="ce18" office:value-type="string">
            <text:p>kph</text:p>
          </table:table-cell>
          <table:table-cell table:style-name="ce20" office:value-type="string">
            <text:p>Torque</text:p>
          </table:table-cell>
          <table:table-cell table:style-name="ce5" office:value-type="string">
            <text:p>Power</text:p>
          </table:table-cell>
          <table:table-cell table:style-name="ce5" office:value-type="string">
            <text:p>Trq_int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[.B11]/[.$B$4]*[.$B$5]" office:value-type="float" office:value="0">
            <text:p>0</text:p>
          </table:table-cell>
          <table:table-cell table:style-name="ce21" table:formula="of:=[.C4]" office:value-type="float" office:value="32.5">
            <text:p>32,5</text:p>
          </table:table-cell>
          <table:table-cell table:style-name="ce1" office:value-type="float" office:value="0">
            <text:p>0</text:p>
          </table:table-cell>
          <table:table-cell table:style-name="ce9" table:formula="of:=ROUND([.D11]*16)" office:value-type="float" office:value="520">
            <text:p>520</text:p>
          </table:table-cell>
          <table:table-cell table:number-columns-repeated="9"/>
        </table:table-row>
        <table:table-row table:style-name="ro1">
          <table:table-cell office:value-type="float" office:value="0">
            <text:p>0</text:p>
          </table:table-cell>
          <table:table-cell table:style-name="ce11" table:formula="of:=INT([.E12]/[.D12]*[.$B$7])" office:value-type="float" office:value="2071">
            <text:p>2071</text:p>
          </table:table-cell>
          <table:table-cell table:formula="of:=[.B12]/[.$B$4]*[.$B$5]" office:value-type="float" office:value="16.0294117647059">
            <text:p>16</text:p>
          </table:table-cell>
          <table:table-cell table:style-name="ce21" table:formula="of:=[.C4]" office:value-type="float" office:value="32.5">
            <text:p>32,5</text:p>
          </table:table-cell>
          <table:table-cell table:style-name="ce12" table:formula="of:=[.D4]" office:value-type="float" office:value="7050">
            <text:p>7050</text:p>
          </table:table-cell>
          <table:table-cell table:style-name="ce9" table:formula="of:=ROUND([.D12]*16)" office:value-type="float" office:value="520">
            <text:p>520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formula="of:=[.$B$12]+[.$B$6]*[.A13]" office:value-type="float" office:value="2249">
            <text:p>2249</text:p>
          </table:table-cell>
          <table:table-cell table:formula="of:=[.B13]/[.$B$4]*[.$B$5]" office:value-type="float" office:value="17.4071207430341">
            <text:p>17</text:p>
          </table:table-cell>
          <table:table-cell table:formula="of:=[.E13]/[.B13]*[.$B$7]" office:value-type="float" office:value="30.1297503649646">
            <text:p>30,1</text:p>
          </table:table-cell>
          <table:table-cell table:formula="of:=[.E$12]+[.E$6]*[.A13]" office:value-type="float" office:value="7096">
            <text:p>7096</text:p>
          </table:table-cell>
          <table:table-cell table:style-name="ce9" table:formula="of:=ROUND([.D13]*16)" office:value-type="float" office:value="482">
            <text:p>482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table:formula="of:=[.$B$12]+[.$B$6]*[.A14]" office:value-type="float" office:value="2427">
            <text:p>2427</text:p>
          </table:table-cell>
          <table:table-cell table:formula="of:=[.B14]/[.$B$4]*[.$B$5]" office:value-type="float" office:value="18.7848297213622">
            <text:p>19</text:p>
          </table:table-cell>
          <table:table-cell table:formula="of:=[.E14]/[.B14]*[.$B$7]" office:value-type="float" office:value="28.1009790744701">
            <text:p>28,1</text:p>
          </table:table-cell>
          <table:table-cell table:formula="of:=[.E$12]+[.E$6]*[.A14]" office:value-type="float" office:value="7142">
            <text:p>7142</text:p>
          </table:table-cell>
          <table:table-cell table:style-name="ce9" table:formula="of:=ROUND([.D14]*16)" office:value-type="float" office:value="450">
            <text:p>450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formula="of:=[.$B$12]+[.$B$6]*[.A15]" office:value-type="float" office:value="2605">
            <text:p>2605</text:p>
          </table:table-cell>
          <table:table-cell table:formula="of:=[.B15]/[.$B$4]*[.$B$5]" office:value-type="float" office:value="20.1625386996904">
            <text:p>20</text:p>
          </table:table-cell>
          <table:table-cell table:formula="of:=[.E15]/[.B15]*[.$B$7]" office:value-type="float" office:value="26.3494602136939">
            <text:p>26,3</text:p>
          </table:table-cell>
          <table:table-cell table:formula="of:=[.E$12]+[.E$6]*[.A15]" office:value-type="float" office:value="7188">
            <text:p>7188</text:p>
          </table:table-cell>
          <table:table-cell table:style-name="ce9" table:formula="of:=ROUND([.D15]*16)" office:value-type="float" office:value="422">
            <text:p>422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table:formula="of:=[.$B$12]+[.$B$6]*[.A16]" office:value-type="float" office:value="2961">
            <text:p>2961</text:p>
          </table:table-cell>
          <table:table-cell table:formula="of:=[.B16]/[.$B$4]*[.$B$5]" office:value-type="float" office:value="22.9179566563467">
            <text:p>23</text:p>
          </table:table-cell>
          <table:table-cell table:formula="of:=[.E16]/[.B16]*[.$B$7]" office:value-type="float" office:value="23.4781760022087">
            <text:p>23,5</text:p>
          </table:table-cell>
          <table:table-cell table:formula="of:=[.E$12]+[.E$6]*[.A16]" office:value-type="float" office:value="7280">
            <text:p>7280</text:p>
          </table:table-cell>
          <table:table-cell table:style-name="ce9" table:formula="of:=ROUND([.D16]*16)" office:value-type="float" office:value="376">
            <text:p>376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table:formula="of:=[.$B$12]+[.$B$6]*[.A17]" office:value-type="float" office:value="3495">
            <text:p>3495</text:p>
          </table:table-cell>
          <table:table-cell table:formula="of:=[.B17]/[.$B$4]*[.$B$5]" office:value-type="float" office:value="27.0510835913313">
            <text:p>27</text:p>
          </table:table-cell>
          <table:table-cell table:formula="of:=[.E17]/[.B17]*[.$B$7]" office:value-type="float" office:value="20.268006315119">
            <text:p>20,3</text:p>
          </table:table-cell>
          <table:table-cell table:formula="of:=[.E$12]+[.E$6]*[.A17]" office:value-type="float" office:value="7418">
            <text:p>7418</text:p>
          </table:table-cell>
          <table:table-cell table:style-name="ce9" table:formula="of:=ROUND([.D17]*16)" office:value-type="float" office:value="324">
            <text:p>324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table:formula="of:=[.$B$12]+[.$B$6]*[.A18]" office:value-type="float" office:value="4385">
            <text:p>4385</text:p>
          </table:table-cell>
          <table:table-cell table:formula="of:=[.B18]/[.$B$4]*[.$B$5]" office:value-type="float" office:value="33.9396284829721">
            <text:p>34</text:p>
          </table:table-cell>
          <table:table-cell table:formula="of:=[.E18]/[.B18]*[.$B$7]" office:value-type="float" office:value="16.6595482050581">
            <text:p>16,7</text:p>
          </table:table-cell>
          <table:table-cell table:style-name="ce23" table:formula="of:=[.E4]" office:value-type="float" office:value="7650">
            <text:p>7650</text:p>
          </table:table-cell>
          <table:table-cell table:style-name="ce9" table:formula="of:=ROUND([.D18]*16)" office:value-type="float" office:value="267">
            <text:p>267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table:style-name="ce12" table:formula="of:=[.B4]" office:value-type="float" office:value="5814">
            <text:p>5814</text:p>
          </table:table-cell>
          <table:table-cell table:formula="of:=[.B19]/[.$B$4]*[.$B$5]" office:value-type="float" office:value="45">
            <text:p>45</text:p>
          </table:table-cell>
          <table:table-cell table:formula="of:=[.E19]/[.B19]*[.$B$7]" office:value-type="float" office:value="12.5648639283075">
            <text:p>12,6</text:p>
          </table:table-cell>
          <table:table-cell table:style-name="ce23" table:formula="of:=[.E4]" office:value-type="float" office:value="7650">
            <text:p>7650</text:p>
          </table:table-cell>
          <table:table-cell table:style-name="ce9" table:formula="of:=ROUND([.D19]*16)" office:value-type="float" office:value="201">
            <text:p>201</text:p>
          </table:table-cell>
          <table:table-cell table:number-columns-repeated="9"/>
        </table:table-row>
        <table:table-row table:style-name="ro1">
          <table:table-cell/>
          <table:table-cell table:style-name="Default" table:number-columns-repeated="2"/>
          <table:table-cell/>
          <table:table-cell table:style-name="ce1" table:number-columns-repeated="2"/>
          <table:table-cell table:number-columns-repeated="9"/>
        </table:table-row>
        <table:table-row table:style-name="ro1">
          <table:table-cell table:style-name="ce4" office:value-type="string">
            <text:p>Original</text:p>
          </table:table-cell>
          <table:table-cell table:style-name="Default" table:number-columns-repeated="4"/>
          <table:table-cell table:number-columns-repeated="10"/>
        </table:table-row>
        <table:table-row table:style-name="ro2">
          <table:table-cell/>
          <table:table-cell table:style-name="ce5" office:value-type="string">
            <text:p>RPM</text:p>
          </table:table-cell>
          <table:table-cell table:style-name="ce18" office:value-type="string">
            <text:p>kph</text:p>
          </table:table-cell>
          <table:table-cell table:style-name="ce20" office:value-type="string">
            <text:p>Torque</text:p>
          </table:table-cell>
          <table:table-cell table:style-name="ce5" office:value-type="string">
            <text:p>Power</text:p>
          </table:table-cell>
          <table:table-cell table:style-name="ce5" office:value-type="string">
            <text:p>Trq_int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float" office:value="0">
            <text:p>0</text:p>
          </table:table-cell>
          <table:table-cell table:formula="of:=[.B23]/[.$B$4]*[.$B$5]" office:value-type="float" office:value="0">
            <text:p>0</text:p>
          </table:table-cell>
          <table:table-cell table:formula="of:=[.F23]/16" office:value-type="float" office:value="32.5">
            <text:p>32,5</text:p>
          </table:table-cell>
          <table:table-cell table:formula="of:=[.B23]*[.D23]/[.$B$7]" office:value-type="float" office:value="0">
            <text:p>0</text:p>
          </table:table-cell>
          <table:table-cell table:style-name="ce14" office:value-type="float" office:value="520">
            <text:p>520</text:p>
          </table:table-cell>
          <table:table-cell table:number-columns-repeated="9"/>
        </table:table-row>
        <table:table-row table:style-name="ro1">
          <table:table-cell/>
          <table:table-cell table:style-name="ce13" office:value-type="float" office:value="2050">
            <text:p>2050</text:p>
          </table:table-cell>
          <table:table-cell table:formula="of:=[.B24]/[.$B$4]*[.$B$5]" office:value-type="float" office:value="15.8668730650155">
            <text:p>16</text:p>
          </table:table-cell>
          <table:table-cell table:formula="of:=[.F24]/16" office:value-type="float" office:value="32.5">
            <text:p>32,5</text:p>
          </table:table-cell>
          <table:table-cell table:formula="of:=[.B24]*[.D24]/[.$B$7]" office:value-type="float" office:value="6976.95368484733">
            <text:p>6977</text:p>
          </table:table-cell>
          <table:table-cell table:style-name="ce14" office:value-type="float" office:value="520">
            <text:p>520</text:p>
          </table:table-cell>
          <table:table-cell table:number-columns-repeated="9"/>
        </table:table-row>
        <table:table-row table:style-name="ro1">
          <table:table-cell/>
          <table:table-cell table:style-name="ce14" office:value-type="float" office:value="2500">
            <text:p>2500</text:p>
          </table:table-cell>
          <table:table-cell table:formula="of:=[.B25]/[.$B$4]*[.$B$5]" office:value-type="float" office:value="19.3498452012384">
            <text:p>19</text:p>
          </table:table-cell>
          <table:table-cell table:formula="of:=[.F25]/16" office:value-type="float" office:value="27.3125">
            <text:p>27,3</text:p>
          </table:table-cell>
          <table:table-cell table:formula="of:=[.B25]*[.D25]/[.$B$7]" office:value-type="float" office:value="7150.39577926427">
            <text:p>7150</text:p>
          </table:table-cell>
          <table:table-cell table:style-name="ce14" office:value-type="float" office:value="437">
            <text:p>437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float" office:value="3000">
            <text:p>3000</text:p>
          </table:table-cell>
          <table:table-cell table:formula="of:=[.B26]/[.$B$4]*[.$B$5]" office:value-type="float" office:value="23.2198142414861">
            <text:p>23</text:p>
          </table:table-cell>
          <table:table-cell table:formula="of:=[.F26]/16" office:value-type="float" office:value="22.6875">
            <text:p>22,7</text:p>
          </table:table-cell>
          <table:table-cell table:formula="of:=[.B26]*[.D26]/[.$B$7]" office:value-type="float" office:value="7127.48833283184">
            <text:p>7127</text:p>
          </table:table-cell>
          <table:table-cell table:style-name="ce14" office:value-type="float" office:value="363">
            <text:p>363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float" office:value="3500">
            <text:p>3500</text:p>
          </table:table-cell>
          <table:table-cell table:formula="of:=[.B27]/[.$B$4]*[.$B$5]" office:value-type="float" office:value="27.0897832817337">
            <text:p>27</text:p>
          </table:table-cell>
          <table:table-cell table:formula="of:=[.F27]/16" office:value-type="float" office:value="19.625">
            <text:p>19,6</text:p>
          </table:table-cell>
          <table:table-cell table:formula="of:=[.B27]*[.D27]/[.$B$7]" office:value-type="float" office:value="7192.93817978163">
            <text:p>7193</text:p>
          </table:table-cell>
          <table:table-cell table:style-name="ce14" office:value-type="float" office:value="314">
            <text:p>314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float" office:value="4000">
            <text:p>4000</text:p>
          </table:table-cell>
          <table:table-cell table:formula="of:=[.B28]/[.$B$4]*[.$B$5]" office:value-type="float" office:value="30.9597523219814">
            <text:p>31</text:p>
          </table:table-cell>
          <table:table-cell table:formula="of:=[.F28]/16" office:value-type="float" office:value="17.4375">
            <text:p>17,4</text:p>
          </table:table-cell>
          <table:table-cell table:formula="of:=[.B28]*[.D28]/[.$B$7]" office:value-type="float" office:value="7304.20291959627">
            <text:p>7304</text:p>
          </table:table-cell>
          <table:table-cell table:style-name="ce14" office:value-type="float" office:value="279">
            <text:p>279</text:p>
          </table:table-cell>
          <table:table-cell table:style-name="Default" table:number-columns-repeated="9"/>
        </table:table-row>
        <table:table-row table:style-name="ro1">
          <table:table-cell/>
          <table:table-cell table:style-name="ce1" office:value-type="float" office:value="4500">
            <text:p>4500</text:p>
          </table:table-cell>
          <table:table-cell table:formula="of:=[.B29]/[.$B$4]*[.$B$5]" office:value-type="float" office:value="34.8297213622291">
            <text:p>35</text:p>
          </table:table-cell>
          <table:table-cell table:formula="of:=[.F29]/16" office:value-type="float" office:value="15.4375">
            <text:p>15,4</text:p>
          </table:table-cell>
          <table:table-cell table:formula="of:=[.B29]*[.D29]/[.$B$7]" office:value-type="float" office:value="7274.75048846886">
            <text:p>7275</text:p>
          </table:table-cell>
          <table:table-cell table:style-name="ce14" office:value-type="float" office:value="247">
            <text:p>247</text:p>
          </table:table-cell>
          <table:table-cell table:style-name="Default" table:number-columns-repeated="9"/>
        </table:table-row>
        <table:table-row table:style-name="ro1">
          <table:table-cell/>
          <table:table-cell table:style-name="ce1" office:value-type="float" office:value="5000">
            <text:p>5000</text:p>
          </table:table-cell>
          <table:table-cell table:formula="of:=[.B30]/[.$B$4]*[.$B$5]" office:value-type="float" office:value="38.6996904024768">
            <text:p>39</text:p>
          </table:table-cell>
          <table:table-cell table:formula="of:=[.F30]/16" office:value-type="float" office:value="14.125">
            <text:p>14,1</text:p>
          </table:table-cell>
          <table:table-cell table:formula="of:=[.B30]*[.D30]/[.$B$7]" office:value-type="float" office:value="7395.83270532597">
            <text:p>7396</text:p>
          </table:table-cell>
          <table:table-cell table:style-name="ce14" office:value-type="float" office:value="226">
            <text:p>226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float" office:value="6000">
            <text:p>6000</text:p>
          </table:table-cell>
          <table:table-cell table:formula="of:=[.B31]/[.$B$4]*[.$B$5]" office:value-type="float" office:value="46.4396284829721">
            <text:p>46</text:p>
          </table:table-cell>
          <table:table-cell table:formula="of:=[.F31]/16" office:value-type="float" office:value="12.1875">
            <text:p>12,2</text:p>
          </table:table-cell>
          <table:table-cell table:formula="of:=[.B31]*[.D31]/[.$B$7]" office:value-type="float" office:value="7657.63209312512">
            <text:p>7658</text:p>
          </table:table-cell>
          <table:table-cell table:style-name="ce14" office:value-type="float" office:value="195">
            <text:p>195</text:p>
          </table:table-cell>
          <table:table-cell table:style-name="Default"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1" style:language-asian="zh" style:country-asian="CN" style:font-name-complex="Arial1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£</number:text>
      <number:number number:decimal-places="0" number:min-integer-digits="1" number:grouping="true"/>
    </number:number-style>
    <number:number-style style:name="N110">
      <style:text-properties fo:color="#ff0000"/>
      <number:text>-£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2" number:min-integer-digits="1" number:grouping="true"/>
    </number:number-style>
    <number:number-style style:name="N113">
      <style:text-properties fo:color="#ff0000"/>
      <number:text>-£</number:text>
      <number:number number:decimal-places="2" number:min-integer-digits="1" number:grouping="true"/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-</number:text>
      <number:number number:decimal-places="0" number:min-integer-digits="1" number:grouping="true"/>
      <number:text> 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£</number:text>
      <number:number number:decimal-places="0" number:min-integer-digits="1" number:grouping="true"/>
      <number:text> </number:text>
    </number:number-style>
    <number:number-style style:name="N121P1" style:volatile="true">
      <number:text>-£</number:text>
      <number:number number:decimal-places="0" number:min-integer-digits="1" number:grouping="true"/>
      <number:text> </number:text>
    </number:number-style>
    <number:number-style style:name="N121P2" style:volatile="true">
      <number:text> £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number:min-integer-digits="1" number:grouping="true"/>
      <number:text> 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£</number:text>
      <number:number number:decimal-places="2" number:min-integer-digits="1" number:grouping="true"/>
      <number:text> </number:text>
    </number:number-style>
    <number:number-style style:name="N129P1" style:volatile="true">
      <number:text>-£</number:text>
      <number:number number:decimal-places="2" number:min-integer-digits="1" number:grouping="true"/>
      <number:text> </number:text>
    </number:number-style>
    <number:number-style style:name="N129P2" style:volatile="true">
      <number:text> £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$</number:text>
      <number:number number:decimal-places="0" number:min-integer-digits="1" number:grouping="true"/>
      <number:text> </number:text>
    </number:number-style>
    <number:number-style style:name="N135">
      <number:text>($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0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$</number:text>
      <number:number number:decimal-places="2" number:min-integer-digits="1" number:grouping="true"/>
      <number:text> </number:text>
    </number:number-style>
    <number:number-style style:name="N138">
      <number:text>($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2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5P0" style:volatile="true">
      <number:number number:decimal-places="0" number:min-integer-digits="1" number:grouping="true"/>
      <number:text> </number:text>
    </number:number-style>
    <number:number-style style:name="N145P1" style:volatile="true">
      <number:text> (</number:text>
      <number:number number:decimal-places="0" number:min-integer-digits="1" number:grouping="true"/>
      <number:text>)</number:text>
    </number:number-style>
    <number:number-style style:name="N145P2" style:volatile="true">
      <number:text> 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 $(</number:text>
      <number:number number: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P1" style:volatile="true">
      <number:text> (</number:text>
      <number:number number:decimal-places="2" number:min-integer-digits="1" number:grouping="true"/>
      <number:text>)</number:text>
    </number:number-style>
    <number:number-style style:name="N151P2" style:volatile="true">
      <number:text>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number number:decimal-places="0" number:min-integer-digits="1" number:grouping="true"/>
      <number:text> €</number:text>
    </number:number-style>
    <number:number-style style:name="N153">
      <number:text>-</number:text>
      <number:number number:decimal-places="0" number:min-integer-digits="1" number:grouping="true"/>
      <number:text> €</number:text>
      <style:map style:condition="value()&gt;=0" style:apply-style-name="N153P0"/>
    </number:number-style>
    <number:number-style style:name="N154P0" style:volatile="true">
      <number:number number:decimal-places="0" number:min-integer-digits="1" number:grouping="true"/>
      <number:text> €</number:text>
    </number:number-style>
    <number:number-style style:name="N15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54P0"/>
    </number:number-style>
    <number:number-style style:name="N156P0" style:volatile="true">
      <number:number number:decimal-places="2" number:min-integer-digits="1" number:grouping="true"/>
      <number:text> €</number:text>
    </number:number-style>
    <number:number-style style:name="N156">
      <number:text>-</number:text>
      <number:number number:decimal-places="2" number:min-integer-digits="1" number:grouping="true"/>
      <number:text> €</number:text>
      <style:map style:condition="value()&gt;=0" style:apply-style-name="N156P0"/>
    </number:number-style>
    <number:number-style style:name="N157P0" style:volatile="true">
      <number:number number:decimal-places="2" number:min-integer-digits="1" number:grouping="true"/>
      <number:text> €</number:text>
    </number:number-style>
    <number:number-style style:name="N15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57P0"/>
    </number:number-style>
    <number:number-style style:name="N161P0" style:volatile="true">
      <number:number number:decimal-places="0" number:min-integer-digits="1" number:grouping="true"/>
      <number:text> € </number:text>
    </number:number-style>
    <number:number-style style:name="N161P1" style:volatile="true">
      <number:text>-</number:text>
      <number:number number:decimal-places="0" number:min-integer-digits="1" number:grouping="true"/>
      <number:text> € </number:text>
    </number:number-style>
    <number:number-style style:name="N161P2" style:volatile="true">
      <number:text> - €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number number:decimal-places="0" number:min-integer-digits="1" number:grouping="true"/>
      <number:text>    </number:text>
    </number:number-style>
    <number:number-style style:name="N165P1" style:volatile="true">
      <number:text>-</number:text>
      <number:number number:decimal-places="0" number:min-integer-digits="1" number:grouping="true"/>
      <number:text>    </number:text>
    </number:number-style>
    <number:number-style style:name="N165P2" style:volatile="true">
      <number:text> -   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number number:decimal-places="2" number:min-integer-digits="1" number:grouping="true"/>
      <number:text> € </number:text>
    </number:number-style>
    <number:number-style style:name="N169P1" style:volatile="true">
      <number:text>-</number:text>
      <number:number number:decimal-places="2" number:min-integer-digits="1" number:grouping="true"/>
      <number:text> € </number:text>
    </number:number-style>
    <number:number-style style:name="N169P2" style:volatile="true">
      <number:text> -</number:text>
      <number:number number:decimal-places="0" number:min-integer-digits="0"/>
      <number:text> €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number number:decimal-places="2" number:min-integer-digits="1" number:grouping="true"/>
      <number:text>    </number:text>
    </number:number-style>
    <number:number-style style:name="N173P1" style:volatile="true">
      <number:text>-</number:text>
      <number:number number:decimal-places="2" number:min-integer-digits="1" number:grouping="true"/>
      <number:text>    </number:text>
    </number:number-style>
    <number:number-style style:name="N173P2" style:volatile="true">
      <number:text> -</number:text>
      <number:number number:decimal-places="0" number:min-integer-digits="0"/>
      <number:text>   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text>Vrai</number:text>
    </number:number-style>
    <number:number-style style:name="N175P1" style:volatile="true">
      <number:text>Vrai</number:text>
    </number:number-style>
    <number:number-style style:name="N175">
      <number:text>Faux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Actif</number:text>
    </number:number-style>
    <number:number-style style:name="N177P1" style:volatile="true">
      <number:text>Actif</number:text>
    </number:number-style>
    <number:number-style style:name="N177">
      <number:text>Inactif</number:text>
      <style:map style:condition="value()&gt;0" style:apply-style-name="N177P0"/>
      <style:map style:condition="value()&lt;0" style:apply-style-name="N177P1"/>
    </number:number-style>
    <number:currency-style style:name="N179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9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9P0"/>
    </number:currency-style>
    <number:number-style style:name="N180">
      <number:number number:decimal-places="9" number:min-integer-digits="1"/>
    </number:number-style>
    <number:number-style style:name="N181">
      <number:number number:decimal-places="8" number:min-integer-digits="1"/>
    </number:number-style>
    <number:number-style style:name="N182">
      <number:number number:decimal-places="7" number:min-integer-digits="1"/>
    </number:number-style>
    <number:number-style style:name="N183">
      <number:number number:decimal-places="6" number:min-integer-digits="1"/>
    </number:number-style>
    <number:number-style style:name="N184">
      <number:number number:decimal-places="5" number:min-integer-digits="1"/>
    </number:number-style>
    <number:number-style style:name="N185">
      <number:number number:decimal-places="4" number:min-integer-digits="1"/>
    </number:number-style>
    <number:number-style style:name="N186">
      <number:number number:decimal-places="3" number:min-integer-digits="1"/>
    </number:number-style>
    <number:number-style style:name="N187">
      <number:number number:decimal-places="1" number:min-integer-digits="1"/>
    </number:number-style>
    <number:number-style style:name="N188">
      <number:number number:decimal-places="11" number:min-integer-digits="1"/>
    </number:number-style>
    <number:number-style style:name="N189">
      <number:number number:decimal-places="12" number:min-integer-digits="1"/>
    </number:number-style>
    <number:number-style style:name="N190">
      <number:number number:decimal-places="10" number:min-integer-digits="1"/>
    </number:number-style>
    <number:percentage-style style:name="N191">
      <number:number number:decimal-places="1" number:min-integer-digits="1"/>
      <number:text>%</number:text>
    </number:percentage-style>
    <number:percentage-style style:name="N192">
      <number:number number:decimal-places="3" number:min-integer-digits="1"/>
      <number:text>%</number:text>
    </number:percentage-style>
    <number:number-style style:name="N193">
      <number:number number:decimal-places="13" number:min-integer-digits="1"/>
    </number:number-style>
    <number:number-style style:name="N194">
      <number:number number:decimal-places="14" number:min-integer-digits="1"/>
    </number:number-style>
    <number:number-style style:name="N195">
      <number:number number:decimal-places="15" number:min-integer-digits="1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5">00.00.0000</text:date>, <text:time style:data-style-name="N2" text:time-value="0000-00-00T19:04:5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initial-creator>Michael Balzer</meta:initial-creator>
    <meta:creation-date>2014-01-01T12:09:44</meta:creation-date>
    <dc:date>2014-01-25T19:42:11</dc:date>
    <dc:creator>Michael Balzer</dc:creator>
    <meta:editing-duration>P6DT5H26M22S</meta:editing-duration>
    <meta:editing-cycles>68</meta:editing-cycles>
    <meta:generator>LibreOffice/3.6$Linux_X86_64 LibreOffice_project/360m1$Build-304</meta:generator>
    <meta:document-statistic meta:table-count="2" meta:cell-count="26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87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e6e6e6"/>
    </style:style>
    <style:style style:name="ch6" style:family="chart" style:data-style-name="N187">
      <style:chart-properties chart:display-label="true" chart:logarithmic="false" chart:minimum="0" chart:maximum="7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87">
      <style:chart-properties chart:symbol-type="named-symbol" chart:symbol-name="diamond" chart:symbol-width="0.25cm" chart:symbol-height="0.25cm"/>
      <style:graphic-properties svg:stroke-width="0.08cm" svg:stroke-color="#ff420e" svg:stroke-opacity="60%" draw:fill-color="#ff420e" draw:opacity="60%"/>
      <style:text-properties fo:font-size="10pt" style:font-size-asian="10pt" style:font-size-complex="10pt"/>
    </style:style>
    <style:style style:name="ch9" style:family="chart" style:data-style-name="N187">
      <style:chart-properties chart:symbol-type="named-symbol" chart:symbol-name="square" chart:symbol-width="0.25cm" chart:symbol-height="0.25cm"/>
      <style:graphic-properties svg:stroke-width="0.08cm" svg:stroke-color="#004586" svg:stroke-opacity="60%" draw:fill-color="#004586" draw:opacity="60%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289cm" svg:height="12.371cm" xlink:href=".." xlink:type="simple" chart:class="chart:scatter" chart:style-name="ch1">
        <chart:legend chart:legend-position="top" svg:x="6.049cm" svg:y="0.468cm" style:legend-expansion="wide" chart:style-name="ch2"/>
        <chart:plot-area chart:style-name="ch3" table:cell-range-address="Powermap_80.B23:Powermap_80.B31 Powermap_80.A21:Powermap_80.A21 Powermap_80.D23:Powermap_80.D31 Powermap_80.A9:Powermap_80.A9 Powermap_80.D11:Powermap_80.D19" chart:data-source-has-labels="row" svg:x="0.565cm" svg:y="1.214cm" svg:width="18.494cm" svg:height="10.663cm">
          <chartooo:coordinate-region svg:x="1.477cm" svg:y="1.214cm" svg:width="17.117cm" svg:height="10.016cm"/>
          <chart:axis chart:dimension="x" chart:name="primary-x" chart:style-name="ch4">
            <chart:grid chart:style-name="ch5" chart:class="minor"/>
          </chart:axis>
          <chart:axis chart:dimension="y" chart:name="primary-y" chart:style-name="ch6">
            <chart:grid chart:style-name="ch7" chart:class="major"/>
            <chart:grid chart:style-name="ch5" chart:class="minor"/>
          </chart:axis>
          <chart:series chart:style-name="ch8" chart:values-cell-range-address="Powermap_80.D23:Powermap_80.D31" chart:label-cell-address="Powermap_80.A21:Powermap_80.A21" chart:class="chart:scatter">
            <chart:domain table:cell-range-address="Powermap_80.B23:Powermap_80.B31"/>
            <chart:data-point chart:repeated="9"/>
          </chart:series>
          <chart:series chart:style-name="ch9" chart:values-cell-range-address="Powermap_80.D11:Powermap_80.D19" chart:label-cell-address="Powermap_80.A9:Powermap_80.A9" chart:class="chart:scatter">
            <chart:domain table:cell-range-address="Powermap_80.B11:Powermap_80.B19"/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Original</text:p>
                <draw:g>
                  <svg:desc>Powermap_80.A21:Powermap_80.A21</svg:desc>
                </draw:g>
              </table:table-cell>
              <table:table-cell office:value-type="string">
                <text:p>Spalte B</text:p>
              </table:table-cell>
              <table:table-cell office:value-type="string">
                <text:p>SPEED 80 POWER 100</text:p>
                <draw:g>
                  <svg:desc>Powermap_80.A9:Powermap_80.A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owermap_80.B23:Powermap_80.B31</svg:desc>
                </draw:g>
              </table:table-cell>
              <table:table-cell office:value-type="float" office:value="55">
                <text:p>55</text:p>
                <draw:g>
                  <svg:desc>Powermap_80.D23:Powermap_80.D31</svg:desc>
                </draw:g>
              </table:table-cell>
              <table:table-cell office:value-type="float" office:value="0">
                <text:p>0</text:p>
                <draw:g>
                  <svg:desc>Powermap_80.B11:Powermap_80.B19</svg:desc>
                </draw:g>
              </table:table-cell>
              <table:table-cell office:value-type="float" office:value="55">
                <text:p>55</text:p>
                <draw:g>
                  <svg:desc>Powermap_80.D11:Powermap_80.D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15">
                <text:p>2115</text:p>
              </table:table-cell>
              <table:table-cell office:value-type="float" office:value="55">
                <text:p>55</text:p>
              </table:table-cell>
              <table:table-cell office:value-type="float" office:value="2115">
                <text:p>211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00">
                <text:p>2700</text:p>
              </table:table-cell>
              <table:table-cell office:value-type="float" office:value="41.1875">
                <text:p>41.1875</text:p>
              </table:table-cell>
              <table:table-cell office:value-type="float" office:value="2360">
                <text:p>2360</text:p>
              </table:table-cell>
              <table:table-cell office:value-type="float" office:value="49.5470918176337">
                <text:p>49.54709181763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">
                <text:p>3000</text:p>
              </table:table-cell>
              <table:table-cell office:value-type="float" office:value="38">
                <text:p>38</text:p>
              </table:table-cell>
              <table:table-cell office:value-type="float" office:value="2605">
                <text:p>2605</text:p>
              </table:table-cell>
              <table:table-cell office:value-type="float" office:value="45.1181352685232">
                <text:p>45.11813526852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00">
                <text:p>3500</text:p>
              </table:table-cell>
              <table:table-cell office:value-type="float" office:value="32.25">
                <text:p>32.25</text:p>
              </table:table-cell>
              <table:table-cell office:value-type="float" office:value="2850">
                <text:p>2850</text:p>
              </table:table-cell>
              <table:table-cell office:value-type="float" office:value="41.4506484418913">
                <text:p>41.45064844189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00">
                <text:p>4500</text:p>
              </table:table-cell>
              <table:table-cell office:value-type="float" office:value="26.3125">
                <text:p>26.3125</text:p>
              </table:table-cell>
              <table:table-cell office:value-type="float" office:value="3340">
                <text:p>3340</text:p>
              </table:table-cell>
              <table:table-cell office:value-type="float" office:value="35.7298082123248">
                <text:p>35.72980821232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00">
                <text:p>5500</text:p>
              </table:table-cell>
              <table:table-cell office:value-type="float" office:value="22.5">
                <text:p>22.5</text:p>
              </table:table-cell>
              <table:table-cell office:value-type="float" office:value="4075">
                <text:p>4075</text:p>
              </table:table-cell>
              <table:table-cell office:value-type="float" office:value="29.7281905481784">
                <text:p>29.72819054817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00">
                <text:p>6500</text:p>
              </table:table-cell>
              <table:table-cell office:value-type="float" office:value="19.1875">
                <text:p>19.1875</text:p>
              </table:table-cell>
              <table:table-cell office:value-type="float" office:value="5300">
                <text:p>5300</text:p>
              </table:table-cell>
              <table:table-cell office:value-type="float" office:value="23.4228029455997">
                <text:p>23.42280294559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50">
                <text:p>7250</text:p>
              </table:table-cell>
              <table:table-cell office:value-type="float" office:value="17.0625">
                <text:p>17.0625</text:p>
              </table:table-cell>
              <table:table-cell office:value-type="float" office:value="7250">
                <text:p>7250</text:p>
              </table:table-cell>
              <table:table-cell office:value-type="float" office:value="17.1228766360936">
                <text:p>17.12287663609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xmlns:chartooo="http://openoffice.org/2010/chart" office:version="1.2">
  <office:meta>
    <meta:generator>LibreOffice/3.6$Linux_X86_64 LibreOffice_project/360m1$Build-30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87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e6e6e6"/>
    </style:style>
    <style:style style:name="ch6" style:family="chart" style:data-style-name="N187">
      <style:chart-properties chart:display-label="true" chart:logarithmic="false" chart:minimum="0" chart:maximum="4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87">
      <style:chart-properties chart:symbol-type="named-symbol" chart:symbol-name="diamond" chart:symbol-width="0.25cm" chart:symbol-height="0.25cm"/>
      <style:graphic-properties svg:stroke-width="0.08cm" svg:stroke-color="#ff420e" svg:stroke-opacity="60%" draw:fill-color="#ff420e" draw:opacity="60%"/>
      <style:text-properties fo:font-size="10pt" style:font-size-asian="10pt" style:font-size-complex="10pt"/>
    </style:style>
    <style:style style:name="ch9" style:family="chart" style:data-style-name="N187">
      <style:chart-properties chart:symbol-type="named-symbol" chart:symbol-name="square" chart:symbol-width="0.25cm" chart:symbol-height="0.25cm"/>
      <style:graphic-properties svg:stroke-width="0.08cm" svg:stroke-color="#004586" svg:stroke-opacity="60%" draw:fill-color="#004586" draw:opacity="60%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289cm" svg:height="12.371cm" xlink:href=".." xlink:type="simple" chart:class="chart:scatter" chart:style-name="ch1">
        <chart:legend chart:legend-position="top" svg:x="6.049cm" svg:y="0.468cm" style:legend-expansion="wide" chart:style-name="ch2"/>
        <chart:plot-area chart:style-name="ch3" table:cell-range-address="Powermap_45.B23:Powermap_45.B31 Powermap_45.A21:Powermap_45.A21 Powermap_45.D23:Powermap_45.D31 Powermap_45.A9:Powermap_45.A9 Powermap_45.D11:Powermap_45.D19" chart:data-source-has-labels="row" svg:x="0.565cm" svg:y="1.214cm" svg:width="18.494cm" svg:height="10.663cm">
          <chartooo:coordinate-region svg:x="1.477cm" svg:y="1.413cm" svg:width="17.117cm" svg:height="9.817cm"/>
          <chart:axis chart:dimension="x" chart:name="primary-x" chart:style-name="ch4">
            <chart:grid chart:style-name="ch5" chart:class="minor"/>
          </chart:axis>
          <chart:axis chart:dimension="y" chart:name="primary-y" chart:style-name="ch6">
            <chart:grid chart:style-name="ch7" chart:class="major"/>
            <chart:grid chart:style-name="ch5" chart:class="minor"/>
          </chart:axis>
          <chart:series chart:style-name="ch8" chart:values-cell-range-address="Powermap_45.D23:Powermap_45.D31" chart:label-cell-address="Powermap_45.A21:Powermap_45.A21" chart:class="chart:scatter">
            <chart:domain table:cell-range-address="Powermap_45.B23:Powermap_45.B31"/>
            <chart:data-point chart:repeated="9"/>
          </chart:series>
          <chart:series chart:style-name="ch9" chart:values-cell-range-address="Powermap_45.D11:Powermap_45.D19" chart:label-cell-address="Powermap_45.A9:Powermap_45.A9" chart:class="chart:scatter">
            <chart:domain table:cell-range-address="Powermap_45.B11:Powermap_45.B19"/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Original</text:p>
                <draw:g>
                  <svg:desc>Powermap_45.A21:Powermap_45.A21</svg:desc>
                </draw:g>
              </table:table-cell>
              <table:table-cell office:value-type="string">
                <text:p>Spalte B</text:p>
              </table:table-cell>
              <table:table-cell office:value-type="string">
                <text:p>SPEED 45 POWER 100</text:p>
                <draw:g>
                  <svg:desc>Powermap_45.A9:Powermap_45.A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owermap_45.B23:Powermap_45.B31</svg:desc>
                </draw:g>
              </table:table-cell>
              <table:table-cell office:value-type="float" office:value="32.5">
                <text:p>32.5</text:p>
                <draw:g>
                  <svg:desc>Powermap_45.D23:Powermap_45.D31</svg:desc>
                </draw:g>
              </table:table-cell>
              <table:table-cell office:value-type="float" office:value="0">
                <text:p>0</text:p>
                <draw:g>
                  <svg:desc>Powermap_45.B11:Powermap_45.B19</svg:desc>
                </draw:g>
              </table:table-cell>
              <table:table-cell office:value-type="float" office:value="32.5">
                <text:p>32.5</text:p>
                <draw:g>
                  <svg:desc>Powermap_45.D11:Powermap_45.D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50">
                <text:p>2050</text:p>
              </table:table-cell>
              <table:table-cell office:value-type="float" office:value="32.5">
                <text:p>32.5</text:p>
              </table:table-cell>
              <table:table-cell office:value-type="float" office:value="2071">
                <text:p>2071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0">
                <text:p>2500</text:p>
              </table:table-cell>
              <table:table-cell office:value-type="float" office:value="27.3125">
                <text:p>27.3125</text:p>
              </table:table-cell>
              <table:table-cell office:value-type="float" office:value="2249">
                <text:p>2249</text:p>
              </table:table-cell>
              <table:table-cell office:value-type="float" office:value="30.1297503649646">
                <text:p>30.12975036496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">
                <text:p>3000</text:p>
              </table:table-cell>
              <table:table-cell office:value-type="float" office:value="22.6875">
                <text:p>22.6875</text:p>
              </table:table-cell>
              <table:table-cell office:value-type="float" office:value="2427">
                <text:p>2427</text:p>
              </table:table-cell>
              <table:table-cell office:value-type="float" office:value="28.1009790744701">
                <text:p>28.10097907447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00">
                <text:p>3500</text:p>
              </table:table-cell>
              <table:table-cell office:value-type="float" office:value="19.625">
                <text:p>19.625</text:p>
              </table:table-cell>
              <table:table-cell office:value-type="float" office:value="2605">
                <text:p>2605</text:p>
              </table:table-cell>
              <table:table-cell office:value-type="float" office:value="26.3494602136939">
                <text:p>26.34946021369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00">
                <text:p>4000</text:p>
              </table:table-cell>
              <table:table-cell office:value-type="float" office:value="17.4375">
                <text:p>17.4375</text:p>
              </table:table-cell>
              <table:table-cell office:value-type="float" office:value="2961">
                <text:p>2961</text:p>
              </table:table-cell>
              <table:table-cell office:value-type="float" office:value="23.4781760022087">
                <text:p>23.47817600220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00">
                <text:p>4500</text:p>
              </table:table-cell>
              <table:table-cell office:value-type="float" office:value="15.4375">
                <text:p>15.4375</text:p>
              </table:table-cell>
              <table:table-cell office:value-type="float" office:value="3495">
                <text:p>3495</text:p>
              </table:table-cell>
              <table:table-cell office:value-type="float" office:value="20.268006315119">
                <text:p>20.2680063151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">
                <text:p>5000</text:p>
              </table:table-cell>
              <table:table-cell office:value-type="float" office:value="14.125">
                <text:p>14.125</text:p>
              </table:table-cell>
              <table:table-cell office:value-type="float" office:value="4385">
                <text:p>4385</text:p>
              </table:table-cell>
              <table:table-cell office:value-type="float" office:value="16.6595482050581">
                <text:p>16.65954820505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00">
                <text:p>6000</text:p>
              </table:table-cell>
              <table:table-cell office:value-type="float" office:value="12.1875">
                <text:p>12.1875</text:p>
              </table:table-cell>
              <table:table-cell office:value-type="float" office:value="5814">
                <text:p>5814</text:p>
              </table:table-cell>
              <table:table-cell office:value-type="float" office:value="12.5648639283075">
                <text:p>12.56486392830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xmlns:chartooo="http://openoffice.org/2010/chart" office:version="1.2">
  <office:meta>
    <meta:generator>LibreOffice/3.6$Linux_X86_64 LibreOffice_project/360m1$Build-30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